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10.5pt" officeooo:rsid="00127e42" officeooo:paragraph-rsid="00127e42" style:font-size-asian="10.5pt" style:font-size-complex="10.5pt"/>
    </style:style>
    <style:style style:name="P2" style:family="paragraph" style:parent-style-name="Heading_20_1">
      <style:text-properties fo:font-size="18pt" style:font-size-asian="18pt" style:font-size-complex="18pt"/>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paragraph-properties fo:margin-top="0in" fo:margin-bottom="0in" style:contextual-spacing="false"/>
      <style:text-properties officeooo:rsid="00104cf0" officeooo:paragraph-rsid="00104cf0"/>
    </style:style>
    <style:style style:name="P15" style:family="paragraph" style:parent-style-name="Text_20_body" style:list-style-name="L6">
      <style:paragraph-properties fo:margin-top="0in" fo:margin-bottom="0in" style:contextual-spacing="false"/>
      <style:text-properties officeooo:paragraph-rsid="00127e42"/>
    </style:style>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6"/>
    <style:style style:name="T1" style:family="text">
      <style:text-properties officeooo:rsid="00104cf0"/>
    </style:style>
    <style:style style:name="T2" style:family="text">
      <style:text-properties officeooo:rsid="00127e4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1" text:outline-level="1">Name – Nahom Mulualem <text:s text:c="3"/>ID- ugr/172158/12</text:h>
      <text:h text:style-name="P2" text:outline-level="1">Software Requirement Specification (SRS) for User Registration with Chapa Payment Integration in a Next.js Application</text:h>
      <text:h text:style-name="Heading_20_2" text:outline-level="2">1. Introduction</text:h>
      <text:h text:style-name="Heading_20_3" text:outline-level="3">1.1 Purpose</text:h>
      <text:p text:style-name="Text_20_body">The purpose of this document is to define the functional and non-functional requirements for the user registration system integrated with the Chapa payment method in a Next.js application. This document serves as a guideline for the development team and stakeholders to ensure the application meets business and user expectations.</text:p>
      <text:h text:style-name="Heading_20_3" text:outline-level="3">1.2 Scope</text:h>
      <text:p text:style-name="Text_20_body">This Next.js application will provide a user-friendly registration system with payment integration through Chapa, allowing users to register and access premium features or services. The system will be scalable, secure, and responsive, catering to users on various devices.</text:p>
      <text:h text:style-name="Heading_20_3" text:outline-level="3">1.3 Definitions, Acronyms, and Abbreviations</text:h>
      <text:list text:style-name="L1">
        <text:list-item>
          <text:p text:style-name="P3"><text:span text:style-name="Strong_20_Emphasis">Next.js</text:span>: A React-based framework for building server-rendered and static web applications. </text:p>
        </text:list-item>
        <text:list-item>
          <text:p text:style-name="P3"><text:span text:style-name="Strong_20_Emphasis">Chapa</text:span>: A payment gateway platform that supports secure online transactions. </text:p>
        </text:list-item>
        <text:list-item>
          <text:p text:style-name="P3"><text:span text:style-name="Strong_20_Emphasis">SRS</text:span>: Software Requirement Specification. </text:p>
        </text:list-item>
        <text:list-item>
          <text:p text:style-name="P4"><text:span text:style-name="Strong_20_Emphasis">API</text:span>: Application Programming Interface. </text:p>
        </text:list-item>
      </text:list>
      <text:h text:style-name="Heading_20_3" text:outline-level="3">1.4 References</text:h>
      <text:list text:style-name="L2">
        <text:list-item>
          <text:p text:style-name="P5">Next.js Documentation: <text:a xlink:type="simple" xlink:href="https://nextjs.org/docs" text:style-name="Internet_20_link" text:visited-style-name="Visited_20_Internet_20_Link">https://nextjs.org/docs</text:a> </text:p>
        </text:list-item>
        <text:list-item>
          <text:p text:style-name="P6">Chapa API Documentation: <text:a xlink:type="simple" xlink:href="https://chapa.co/docs" text:style-name="Internet_20_link" text:visited-style-name="Visited_20_Internet_20_Link">https://chapa.co/docs</text:a> </text:p>
        </text:list-item>
      </text:list>
      <text:p text:style-name="Horizontal_20_Line"/>
      <text:h text:style-name="Heading_20_2" text:outline-level="2">2. System Overview</text:h>
      <text:h text:style-name="Heading_20_3" text:outline-level="3">2.1 System Context</text:h>
      <text:p text:style-name="Text_20_body">The system will enable users to:</text:p>
      <text:list text:style-name="L3">
        <text:list-item>
          <text:p text:style-name="P7">Register an account with email, <text:span text:style-name="T1">student id</text:span> and password. </text:p>
        </text:list-item>
        <text:list-item>
          <text:p text:style-name="P7">Make payments using Chapa during registration for premium access. </text:p>
        </text:list-item>
        <text:list-item>
          <text:p text:style-name="P8">Receive email confirmations post-registration and payment. </text:p>
        </text:list-item>
      </text:list>
      <text:h text:style-name="Heading_20_3" text:outline-level="3"><text:soft-page-break/>2.2 User Characteristics</text:h>
      <text:list text:style-name="L4">
        <text:list-item>
          <text:p text:style-name="P9">General Users: Individuals seeking premium services or features. </text:p>
        </text:list-item>
        <text:list-item>
          <text:p text:style-name="P10">Admin: System administrator managing user accounts and monitoring payment transactions. </text:p>
        </text:list-item>
      </text:list>
      <text:h text:style-name="Heading_20_3" text:outline-level="3">2.3 Constraints</text:h>
      <text:list text:style-name="L5">
        <text:list-item>
          <text:p text:style-name="P11">Payment functionality relies on Chapa’s API availability. </text:p>
        </text:list-item>
        <text:list-item>
          <text:p text:style-name="P11">The application must adhere to industry-standard security practices. </text:p>
        </text:list-item>
        <text:list-item>
          <text:p text:style-name="P12">Limited to web browsers with JavaScript enabled. </text:p>
        </text:list-item>
      </text:list>
      <text:p text:style-name="Horizontal_20_Line"/>
      <text:h text:style-name="Heading_20_2" text:outline-level="2">3. Functional Requirements</text:h>
      <text:h text:style-name="Heading_20_3" text:outline-level="3">3.1 User Registration</text:h>
      <text:list text:style-name="L6">
        <text:list-item>
          <text:p text:style-name="P13">Users can register using: </text:p>
          <text:list>
            <text:list-item>
              <text:p text:style-name="P13">Name </text:p>
            </text:list-item>
            <text:list-item>
              <text:p text:style-name="P13">Email </text:p>
            </text:list-item>
            <text:list-item>
              <text:p text:style-name="P14">student id</text:p>
            </text:list-item>
            <text:list-item>
              <text:p text:style-name="P13">Password (with validation for strength). </text:p>
            </text:list-item>
          </text:list>
        </text:list-item>
        <text:list-item>
          <text:p text:style-name="P13">Validation of input fields: </text:p>
          <text:list>
            <text:list-item>
              <text:p text:style-name="P15">Email must be unique and verified.</text:p>
            </text:list-item>
            <text:list-item>
              <text:p text:style-name="P15"><text:span text:style-name="T2">Student id must be uniquely modified</text:span> .</text:p>
            </text:list-item>
            <text:list-item>
              <text:p text:style-name="P13">Password must meet complexity criteria (minimum 8 characters, one special character, etc.). </text:p>
            </text:list-item>
          </text:list>
        </text:list-item>
        <text:list-item>
          <text:p text:style-name="P16">Error messages displayed for invalid inputs. </text:p>
        </text:list-item>
      </text:list>
      <text:h text:style-name="Heading_20_3" text:outline-level="3">3.2 Chapa Payment Integration</text:h>
      <text:list text:style-name="L7">
        <text:list-item>
          <text:p text:style-name="P17">Integration of Chapa API for processing payments during registration. </text:p>
        </text:list-item>
        <text:list-item>
          <text:p text:style-name="P17">Payment page to include: </text:p>
          <text:list>
            <text:list-item>
              <text:p text:style-name="P17">Amount details. </text:p>
            </text:list-item>
            <text:list-item>
              <text:p text:style-name="P17">Payment confirmation button. </text:p>
            </text:list-item>
          </text:list>
        </text:list-item>
        <text:list-item>
          <text:p text:style-name="P18">Real-time feedback for payment status (success, failure). </text:p>
        </text:list-item>
      </text:list>
      <text:h text:style-name="Heading_20_3" text:outline-level="3">3.3 Email Notifications</text:h>
      <text:list text:style-name="L8">
        <text:list-item>
          <text:p text:style-name="P19">Users receive an email: </text:p>
          <text:list>
            <text:list-item>
              <text:p text:style-name="P19">Upon successful registration. </text:p>
            </text:list-item>
            <text:list-item>
              <text:p text:style-name="P19">Upon successful payment. </text:p>
            </text:list-item>
          </text:list>
        </text:list-item>
        <text:list-item>
          <text:p text:style-name="P20">Admin receives email notifications for payment confirmations. </text:p>
        </text:list-item>
      </text:list>
      <text:h text:style-name="Heading_20_3" text:outline-level="3">3.4 User Authentication</text:h>
      <text:list text:style-name="L9">
        <text:list-item>
          <text:p text:style-name="P21">Secure login system for registered users. </text:p>
        </text:list-item>
        <text:list-item>
          <text:p text:style-name="P22"><text:soft-page-break/>Support for password reset via email. </text:p>
        </text:list-item>
      </text:list>
      <text:p text:style-name="Horizontal_20_Line"/>
      <text:h text:style-name="Heading_20_2" text:outline-level="2">4. Non-Functional Requirements</text:h>
      <text:h text:style-name="Heading_20_3" text:outline-level="3">4.1 Performance Requirements</text:h>
      <text:list text:style-name="L10">
        <text:list-item>
          <text:p text:style-name="P23">System should handle up to 100 concurrent users during peak times. </text:p>
        </text:list-item>
        <text:list-item>
          <text:p text:style-name="P24">Response time for registration and payment processes should not exceed <text:span text:style-name="T1">10</text:span> seconds. </text:p>
        </text:list-item>
      </text:list>
      <text:h text:style-name="Heading_20_3" text:outline-level="3">4.2 Security Requirements</text:h>
      <text:list text:style-name="L11">
        <text:list-item>
          <text:p text:style-name="P25">Passwords must be hashed and stored securely. </text:p>
        </text:list-item>
        <text:list-item>
          <text:p text:style-name="P25">API keys for Chapa should be stored securely using environment variables. </text:p>
        </text:list-item>
        <text:list-item>
          <text:p text:style-name="P26">The application must implement HTTPS. </text:p>
        </text:list-item>
      </text:list>
      <text:h text:style-name="Heading_20_3" text:outline-level="3">4.3 Usability Requirements</text:h>
      <text:list text:style-name="L12">
        <text:list-item>
          <text:p text:style-name="P27">Responsive design for seamless operation on desktop, tablet, and mobile devices. </text:p>
        </text:list-item>
        <text:list-item>
          <text:p text:style-name="P28">Intuitive user interface for registration and payment processes. </text:p>
        </text:list-item>
      </text:list>
      <text:h text:style-name="Heading_20_3" text:outline-level="3">4.4 Reliability</text:h>
      <text:list text:style-name="L13">
        <text:list-item>
          <text:p text:style-name="P29">System uptime should be at least 99.9%. </text:p>
        </text:list-item>
        <text:list-item>
          <text:p text:style-name="P30">Robust error handling for API failures or unexpected user actions. </text:p>
        </text:list-item>
      </text:list>
      <text:p text:style-name="Horizontal_20_Line"/>
      <text:h text:style-name="Heading_20_2" text:outline-level="2">5. Assumptions and Dependencies</text:h>
      <text:list text:style-name="L14">
        <text:list-item>
          <text:p text:style-name="P31">The Chapa API will be available and functional during development and production phases. </text:p>
        </text:list-item>
        <text:list-item>
          <text:p text:style-name="P31">Users will have stable internet connections during registration and payment. </text:p>
        </text:list-item>
        <text:list-item>
          <text:p text:style-name="P32">The email service provider (<text:span text:style-name="T1">sendgrid)</text:span> will reliably send emails. </text:p>
        </text:list-item>
      </text:list>
      <text:p text:style-name="Horizontal_20_Line"/>
      <text:h text:style-name="Heading_20_2" text:outline-level="2">6. Appendices</text:h>
      <text:h text:style-name="Heading_20_3" text:outline-level="3">6.1 Glossary</text:h>
      <text:list text:style-name="L15">
        <text:list-item>
          <text:p text:style-name="P33"><text:span text:style-name="Strong_20_Emphasis">Payment Gateway</text:span>: A service that authorizes online payments. </text:p>
        </text:list-item>
        <text:list-item>
          <text:p text:style-name="P34"><text:span text:style-name="Strong_20_Emphasis">Responsive Design</text:span>: A web design approach that ensures optimal viewing across various devices. </text:p>
        </text:list-item>
      </text:list>
      <text:h text:style-name="Heading_20_3" text:outline-level="3">6.2 Future Enhancements</text:h>
      <text:list text:style-name="L16">
        <text:list-item>
          <text:p text:style-name="P35">Support for additional payment gateways <text:span text:style-name="T1">such as stripe</text:span> ,<text:span text:style-name="T1">razorpay</text:span></text:p>
        </text:list-item>
        <text:list-item>
          <text:p text:style-name="P36"><text:soft-page-break/>Multi-language support for global user accessibility. </text:p>
        </text:list-item>
      </text:list>
      <text:p text:style-name="Horizontal_20_Lin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10:26:14.748000000</meta:creation-date>
    <dc:date>2025-01-17T11:43:11.982000000</dc:date>
    <meta:editing-duration>PT1H6M21S</meta:editing-duration>
    <meta:editing-cycles>3</meta:editing-cycles>
    <meta:generator>LibreOffice/24.8.4.2$Windows_X86_64 LibreOffice_project/bb3cfa12c7b1bf994ecc5649a80400d06cd71002</meta:generator>
    <meta:document-statistic meta:table-count="0" meta:image-count="0" meta:object-count="0" meta:page-count="4" meta:paragraph-count="79" meta:word-count="581" meta:character-count="4002" meta:non-whitespace-character-count="3500"/>
  </office:meta>
</office:document-meta>
</file>